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2025-03-06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2024-03-12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2023-03-27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2022-03-23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2021-03-08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2020-03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2019-03-2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2018-03-13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2017-03-20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2016-03-02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2016-02-25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2015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2014-03-2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2013-03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2012-03-28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2011-03-1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2010-03-3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200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200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200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200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200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200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200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200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200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199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1998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199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1996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199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199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199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199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199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1991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198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23109330501</text:p>
          </table:table-cell>
          <table:table-cell office:value-type="string" calcext:value-type="string">
            <text:p>(D-26-21) 1caa- 1</text:p>
          </table:table-cell>
          <table:table-cell office:value-type="string" calcext:value-type="string">
            <text:p>196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